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6"/>
    <style:style style:name="P6" style:family="paragraph" style:parent-style-name="Standard" style:list-style-name="L7"/>
    <style:style style:name="P7" style:family="paragraph" style:parent-style-name="Standard" style:list-style-name="L8"/>
    <style:style style:name="P8" style:family="paragraph" style:parent-style-name="Standard" style:list-style-name="L9"/>
    <style:style style:name="P9" style:family="paragraph" style:parent-style-name="Standard" style:list-style-name="L10"/>
    <style:style style:name="P10" style:family="paragraph" style:parent-style-name="Standard" style:list-style-name="L11"/>
    <style:style style:name="P11" style:family="paragraph" style:parent-style-name="Standard" style:list-style-name="L12"/>
    <style:style style:name="P12" style:family="paragraph" style:parent-style-name="Standard" style:list-style-name="L13"/>
    <style:style style:name="P13" style:family="paragraph" style:parent-style-name="Standard" style:list-style-name="L14"/>
    <style:style style:name="P14" style:family="paragraph" style:parent-style-name="Standard" style:list-style-name="L15"/>
    <style:style style:name="P15" style:family="paragraph" style:parent-style-name="Standard" style:list-style-name="L5">
      <style:paragraph-properties fo:margin-left="2.501cm" fo:margin-right="0cm" fo:text-indent="-0.635cm" style:auto-text-indent="false"/>
    </style:style>
    <style:style style:name="P16" style:family="paragraph" style:parent-style-name="Standard" style:list-style-name="L9">
      <style:paragraph-properties fo:margin-left="2.501cm" fo:margin-right="0cm" fo:text-indent="-0.635cm" style:auto-text-indent="false"/>
    </style:style>
    <style:style style:name="P17" style:family="paragraph" style:parent-style-name="Standard" style:list-style-name="L9">
      <style:paragraph-properties fo:margin-left="3.752cm" fo:margin-right="0cm" fo:text-indent="-0.635cm" style:auto-text-indent="false"/>
    </style:style>
    <style:style style:name="T1" style:family="text">
      <style:text-properties style:text-line-through-style="solid"/>
    </style:style>
    <style:style style:name="T2" style:family="text">
      <style:text-properties fo:color="#ff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sign</text:p>
      <text:p text:style-name="Standard"/>
      <text:p text:style-name="Standard"/>
      <text:p text:style-name="Standard">Client side to implement:</text:p>
      <text:list xml:id="list7077967662783476165" text:style-name="L1">
        <text:list-item>
          <text:p text:style-name="P1">Sort. This maybe either a dedicated sort field or the use of an existing field (eg position number). Sort functions to include top (move item to first position), up (next position left), bottom (last position), down (next position right) and fixed (move to absolute position).<text:line-break/></text:p>
        </text:list-item>
        <text:list-item>
          <text:p text:style-name="P1">CRUD. Standard access methods to all fields. Dedicated control fields to show deleted, active and changed status. New records will be indicated with a negative id value. Special characters to be used for the control and id fields (eg $,%,^).<text:line-break/></text:p>
        </text:list-item>
        <text:list-item>
          <text:p text:style-name="P1">Server configuration with override possible in the client. Max/min length, max/min values, regex patterns, not null, unique (single field or combination of fields), type, label, field text (user explaniation of field). </text:p>
          <text:p text:style-name="P1"/>
        </text:list-item>
        <text:list-item>
          <text:p text:style-name="P1">Validation. Client side to be within a record, list of records and reference to other records. Note validation will be done on client to reduce server traffic, however the server will implement all validation methods. The adopted approach is to not trust the client. <text:line-break/></text:p>
        </text:list-item>
        <text:list-item>
          <text:p text:style-name="P1">Pack / Unpack. A compression method of storing strings with an id within the DTO object will be used to minimize data volume whilst sending over the internet. </text:p>
          <text:p text:style-name="P1"/>
        </text:list-item>
        <text:list-item>
          <text:p text:style-name="P1">Cache. Listeners to allow interested object to know if the cache has changed (eg user language has changed). Timer control to request server if records are still current.</text:p>
          <text:p text:style-name="P1"/>
        </text:list-item>
        <text:list-item>
          <text:p text:style-name="P1">Message system. Private, group and public messages. </text:p>
          <text:p text:style-name="P1"/>
        </text:list-item>
        <text:list-item>
          <text:p text:style-name="P1">Exception / error handling. Responses from server, caught exceptions within javascripts, business rule exception.</text:p>
          <text:p text:style-name="P1"/>
        </text:list-item>
        <text:list-item>
          <text:p text:style-name="P1">Tasks / project management. Separate system to display and manage. Individuals and groups, can be part of workflow that hands ownership to other users (eg authorisation of sales order by CEO). </text:p>
          <text:p text:style-name="P1"/>
        </text:list-item>
        <text:list-item>
          <text:p text:style-name="P1">Workflow. Configurable steps to achieve a process. Eg when in workflow process then menu is disabled. User has option to continue to complemention, save and leave (to return later), or disgard.</text:p>
          <text:p text:style-name="P1"/>
        </text:list-item>
        <text:list-item>
          <text:p text:style-name="P1">Drag and drop. Imports of pictures, related documents, messages.</text:p>
          <text:p text:style-name="P1"/>
        </text:list-item>
        <text:list-item>
          <text:p text:style-name="P1">Attachments. To entities and transactions.</text:p>
        </text:list-item>
      </text:list>
      <text:p text:style-name="Standard"/>
      <text:p text:style-name="Standard">Server side to implement:</text:p>
      <text:list xml:id="list855531086136665969" text:style-name="L2">
        <text:list-item>
          <text:p text:style-name="P2">Configuration. Max/min length, max/min values, regex patterns, not null, unique (single field or combination of fields), type, label, field text (user explanation of field). </text:p>
          <text:p text:style-name="P2"/>
        </text:list-item>
        <text:list-item>
          <text:p text:style-name="P2">Validation. <text:s/>Within a record, list of records and reference to other records. Business rules (driven from configurable engine).</text:p>
          <text:p text:style-name="P2"/>
        </text:list-item>
        <text:list-item>
          <text:p text:style-name="P2">Exception / error handling. Rollback with structured responses to client.</text:p>
          <text:p text:style-name="P2"/>
        </text:list-item>
        <text:list-item>
          <text:p text:style-name="P2"><text:soft-page-break/>Integration with external systems. </text:p>
        </text:list-item>
      </text:list>
      <text:list xml:id="list3328737122150742833" text:style-name="L3">
        <text:list-item>
          <text:p text:style-name="P3">Email. Structured email forms (eg email to supplier to confirm order, delivery dates, etc).</text:p>
        </text:list-item>
        <text:list-item>
          <text:p text:style-name="P3">Web services. Real time integration to accounting system.</text:p>
        </text:list-item>
        <text:list-item>
          <text:p text:style-name="P3">File transfer (csv, xml).</text:p>
        </text:list-item>
        <text:list-item>
          <text:p text:style-name="P3">SMS. Eg authorisation from boss for customer exceeding credit limit.</text:p>
        </text:list-item>
      </text:list>
      <text:list xml:id="list29554275" text:continue-list="list855531086136665969" text:style-name="L2">
        <text:list-item>
          <text:p text:style-name="P2">Document generation. PDF and xml output of all entities.</text:p>
          <text:p text:style-name="P2"/>
        </text:list-item>
        <text:list-item>
          <text:p text:style-name="P2">Import of all entities. </text:p>
        </text:list-item>
      </text:list>
      <text:list xml:id="list4970860914707498118" text:style-name="L4">
        <text:list-item>
          <text:p text:style-name="P4">Spreadsheet.</text:p>
        </text:list-item>
        <text:list-item>
          <text:p text:style-name="P4">Drag n'drop</text:p>
          <text:p text:style-name="P4"/>
        </text:list-item>
      </text:list>
      <text:list xml:id="list29552284" text:continue-list="list29554275" text:style-name="L2">
        <text:list-item>
          <text:p text:style-name="P2">Export of all entities to:</text:p>
        </text:list-item>
      </text:list>
      <text:list xml:id="list4781234368345735267" text:style-name="L5">
        <text:list-item>
          <text:p text:style-name="P15">Spreadsheet</text:p>
        </text:list-item>
        <text:list-item>
          <text:p text:style-name="P15">pdf</text:p>
        </text:list-item>
        <text:list-item>
          <text:p text:style-name="P15">email (as attachment)<text:line-break/></text:p>
        </text:list-item>
      </text:list>
      <text:list xml:id="list29547397" text:continue-list="list29552284" text:style-name="L2">
        <text:list-item>
          <text:p text:style-name="P2">Attachments to entities. Eg message attached to sales order.</text:p>
        </text:list-item>
      </text:list>
      <text:p text:style-name="Standard"/>
      <text:p text:style-name="Standard">Web Client:</text:p>
      <text:list xml:id="list1481298387969448881" text:style-name="L6">
        <text:list-item>
          <text:p text:style-name="P5">Standardized layout for all screens (eg where are exit, save, cancel, etc buttons, number of records buttons, etc etc).</text:p>
        </text:list-item>
        <text:list-item>
          <text:p text:style-name="P5">Standard filter function for child entities that contain reference ids to a parent, ie and the initial list is filtered for the ids.</text:p>
        </text:list-item>
        <text:list-item>
          <text:p text:style-name="P5">Browser tab title service to be wired up in base controller.</text:p>
        </text:list-item>
        <text:list-item>
          <text:p text:style-name="P5">Controller config object to allow readable options at a glance.</text:p>
        </text:list-item>
        <text:list-item>
          <text:p text:style-name="P5">Reference listeners on an entity. Ie if an entity description changes or a list is reloaded, then the model must react and update the reference information. The listener also to populate the entity during data entry.</text:p>
        </text:list-item>
        <text:list-item>
          <text:p text:style-name="P5">MVC design pattern. </text:p>
        </text:list-item>
      </text:list>
      <text:list xml:id="list8769495822577684402" text:style-name="L8">
        <text:list-item>
          <text:p text:style-name="P7">Model: Contains all meta functions (eg field label, field min/max values). Also formatting and validation functions.</text:p>
        </text:list-item>
        <text:list-item>
          <text:p text:style-name="P7">Model – dto: The dto contains data. The model will add getter and setter functions when the dto is retieved from the server. Also reference data may also be assigned at this time (depends on the specific design)</text:p>
        </text:list-item>
        <text:list-item>
          <text:p text:style-name="P7">Controller: Each screen and dialog has its own light weight controller. The basic functions for each controller can be loaded from the app/common/controller.js script.</text:p>
        </text:list-item>
        <text:list-item>
          <text:p text:style-name="P7">View: Uses model and dto.</text:p>
        </text:list-item>
      </text:list>
      <text:p text:style-name="Standard"/>
      <text:p text:style-name="Standard"/>
      <text:p text:style-name="Standard"/>
      <text:p text:style-name="Standard">Entities:</text:p>
      <text:p text:style-name="Standard"/>
      <text:p text:style-name="Standard">To be implemented in client and / server side (depending on need).</text:p>
      <text:p text:style-name="Standard"/>
      <text:list xml:id="list5172718497913869856" text:style-name="L7">
        <text:list-item>
          <text:p text:style-name="P6">Base entity with fields:</text:p>
        </text:list-item>
      </text:list>
      <text:list xml:id="list29559617" text:continue-list="list8769495822577684402" text:style-name="L8">
        <text:list-item>
          <text:p text:style-name="P7">id (primary key), long. Generated in create process. Client assigns negative values to indicate 'new' status. First 1000 values are reserved, ie not to be generated. This number range indicates system records that will have special processing. These records cannot be deleted via 'normal' user access.</text:p>
        </text:list-item>
        <text:list-item>
          <text:p text:style-name="P7">company number (comp_nr), int. Almost all tables contain a company number, used to <text:soft-page-break/>logically separate data. First 10 values are reserved. </text:p>
        </text:list-item>
        <text:list-item>
          <text:p text:style-name="P7">active (actv), boolean. Default is true. A false value prevents to record being used in new transactions. Its purpose is to maintain data integrity whilst allowing control of data.</text:p>
        </text:list-item>
        <text:list-item>
          <text:p text:style-name="P7">action (actn), int. Transient. Indicates either entity has changed or entity to be deleted. </text:p>
        </text:list-item>
        <text:list-item>
          <text:p text:style-name="P7">user id (usrd), string – last user to update entity</text:p>
        </text:list-item>
        <text:list-item>
          <text:p text:style-name="P7">timestamp (tmstp), long – last date / time of update</text:p>
        </text:list-item>
        <text:list-item>
          <text:p text:style-name="P7">valid (vld), boolean. Used in workflow to indicate if a transaction requires validation. <text:line-break/></text:p>
        </text:list-item>
      </text:list>
      <text:list xml:id="list29553442" text:continue-list="list5172718497913869856" text:style-name="L7">
        <text:list-item>
          <text:p text:style-name="P6">Base entity functions:</text:p>
        </text:list-item>
      </text:list>
      <text:list xml:id="list7003192190331848833" text:style-name="L9">
        <text:list-item>
          <text:p text:style-name="P8">export (as defined above). <text:span text:style-name="T2">Pdf generation can be fully automated for simple entities.</text:span></text:p>
        </text:list-item>
        <text:list-item>
          <text:p text:style-name="P8">import (as defined above)</text:p>
        </text:list-item>
        <text:list-item>
          <text:p text:style-name="P8">validation (using field definitions, or perhaps annotations)</text:p>
        </text:list-item>
        <text:list-item>
          <text:p text:style-name="P8">child entities standard access functions:</text:p>
        </text:list-item>
        <text:list-item>
          <text:p text:style-name="P16">findByXxx (xxx, class) functions return single or null object. The function will look in lists with the matching xxx and class. Apart from Id finds, the parent entity company number will be used as parameter default if not given. </text:p>
        </text:list-item>
        <text:list-item>
          <text:p text:style-name="P17">findById (id, class) – lookup via child id field. </text:p>
        </text:list-item>
        <text:list-item>
          <text:p text:style-name="P17">findByCode (code, class) – lookup via code field (if child implements EntityCodeI). </text:p>
        </text:list-item>
        <text:list-item>
          <text:p text:style-name="P17">findByNumber (nr, class) – lookup via nr field (if child implements EntityNumberI). </text:p>
        </text:list-item>
        <text:list-item>
          <text:p text:style-name="P16">getList functions return lists (can be empty). The list will be sorted in the following precedence: passed in sort field / object (if given in request), default sort field (EntitySortI), nr (EntityNumberI), code (EntityCodeI), no sort.</text:p>
        </text:list-item>
        <text:list-item>
          <text:p text:style-name="P17">getList (class) – returns all child entities.</text:p>
        </text:list-item>
        <text:list-item>
          <text:p text:style-name="P17">getList (class, request) – returns all child entities that match the passed in filter (if given in request). </text:p>
        </text:list-item>
        <text:list-item>
          <text:p text:style-name="P8">Json export of definitions and validation rules </text:p>
          <text:p text:style-name="P8"/>
        </text:list-item>
      </text:list>
      <text:list xml:id="list29558516" text:continue-list="list29553442" text:style-name="L7">
        <text:list-item>
          <text:p text:style-name="P6">Definitions:<text:line-break/>Entity and field definitions are the heart of entities. They drive the base functions of validation, export and import. Definitions are used in both server and client functions. <text:line-break/>Definitions can be implemented via annotations and / or the base entity function setDefinition(). The various parameters include:</text:p>
        </text:list-item>
      </text:list>
      <text:list xml:id="list6135533295825853804" text:style-name="L10">
        <text:list-item>
          <text:p text:style-name="P9">table name, string.</text:p>
        </text:list-item>
        <text:list-item>
          <text:p text:style-name="P9">column name, string.</text:p>
        </text:list-item>
        <text:list-item>
          <text:p text:style-name="P9">type, int. Used to categorize the <text:span text:style-name="T1">table</text:span> or field (see <text:span text:style-name="T1">Entity types</text:span> and Field types). <text:s/>This type provides default values for other parameters.</text:p>
        </text:list-item>
        <text:list-item>
          <text:p text:style-name="P9">label key, string. Used to access label (via language file), tooltip.</text:p>
        </text:list-item>
        <text:list-item>
          <text:p text:style-name="P9">not null, boolean.</text:p>
        </text:list-item>
        <text:list-item>
          <text:p text:style-name="P9">max and min, long. If string then these indicate length, int/long they indicate values, date they indicate range (date is long).</text:p>
        </text:list-item>
        <text:list-item>
          <text:p text:style-name="P9">unique, int. 1 = unique within list. Higher values are used to combine fields. Note uniqueness is within a company nr. </text:p>
        </text:list-item>
        <text:list-item>
          <text:p text:style-name="P9">reference entity-field name, string. </text:p>
        </text:list-item>
      </text:list>
      <text:p text:style-name="Standard"/>
      <text:list xml:id="list29562647" text:continue-list="list29558516" text:style-name="L7">
        <text:list-item>
          <text:p text:style-name="P6">Entity types:<text:line-break/>A hierarchy of classes are used to define fields and methods.</text:p>
        </text:list-item>
      </text:list>
      <text:list xml:id="list6950990801709958160" text:style-name="L11">
        <text:list-item>
          <text:p text:style-name="P10">Group: contains fields – code, description (default language), sort. Used to group entities for reporting.</text:p>
        </text:list-item>
        <text:list-item>
          <text:p text:style-name="P10"><text:soft-page-break/>Parent: contains child(ren) entities. Methods to find, delete, add. Child entities may belong to a different company nr.</text:p>
        </text:list-item>
        <text:list-item>
          <text:p text:style-name="P10">Child: 'owned' by a parent entity.</text:p>
        </text:list-item>
        <text:list-item>
          <text:p text:style-name="P10">Transaction: </text:p>
        </text:list-item>
        <text:list-item>
          <text:p text:style-name="P10">Master data:<text:line-break/></text:p>
        </text:list-item>
      </text:list>
      <text:list xml:id="list29571606" text:continue-list="list29562647" text:style-name="L7">
        <text:list-item>
          <text:p text:style-name="P6">Field Types:</text:p>
          <text:p text:style-name="P6">Field types can have corresponding validation and format methods. </text:p>
        </text:list-item>
      </text:list>
      <text:list xml:id="list3987719503147089426" text:style-name="L12">
        <text:list-item>
          <text:p text:style-name="P11">id: unique id. Negative number indicates new record.</text:p>
        </text:list-item>
        <text:list-item>
          <text:p text:style-name="P11">comp nr: company number, references company table.</text:p>
        </text:list-item>
        <text:list-item>
          <text:p text:style-name="P11">ref id (lookup). Reference to another table id.</text:p>
        </text:list-item>
        <text:list-item>
          <text:p text:style-name="P11">ref code (lookup): Reference to another table via code/company nr.</text:p>
        </text:list-item>
        <text:list-item>
          <text:p text:style-name="P11">code: code fields have corresponding description fields (they may also be multi-language).</text:p>
        </text:list-item>
        <text:list-item>
          <text:p text:style-name="P11">desc: description field, used in look-ups.</text:p>
        </text:list-item>
        <text:list-item>
          <text:p text:style-name="P11">pos: position number field. Increment number with newRecord().</text:p>
        </text:list-item>
        <text:list-item>
          <text:p text:style-name="P11">sort: sort field. Must start from 1 (numbers below this are locked and have special meaning).</text:p>
        </text:list-item>
        <text:list-item>
          <text:p text:style-name="P11">qty: quantity field. Maybe linked to qty-unit field (eg needs to be in multiples of 5, needs to be in multiples of 5 across sizes). </text:p>
        </text:list-item>
        <text:list-item>
          <text:p text:style-name="P11">email: </text:p>
        </text:list-item>
        <text:list-item>
          <text:p text:style-name="P11">image: </text:p>
        </text:list-item>
      </text:list>
      <text:list xml:id="list29553744" text:continue-list="list29571606" text:style-name="L7">
        <text:list-header>
          <text:p text:style-name="P6"/>
        </text:list-header>
        <text:list-item>
          <text:p text:style-name="P6">Server Cache:</text:p>
          <text:p text:style-name="P6">The cache is important for performance. It is designed at the application layer, which is different from database and Jboss caching. Only master data entities are cached.</text:p>
        </text:list-item>
      </text:list>
      <text:list xml:id="list4540176436060754871" text:style-name="L13">
        <text:list-item>
          <text:p text:style-name="P12">Caching of single objects and lists is done. Note lists are only cached if the originating call method contains no query filters, except for company number and language (ie the list represents all entities for the company number and language). </text:p>
        </text:list-item>
        <text:list-item>
          <text:p text:style-name="P12">Cacheable entities must implement the Cache interface. </text:p>
        </text:list-item>
        <text:list-item>
          <text:p text:style-name="P12">There is a cache controller which is cluster-able. The controller accepts cache objects with a company number and language to cache. Entities are timestamped. </text:p>
        </text:list-item>
        <text:list-item>
          <text:p text:style-name="P12">Each cache entity is stored as a combination of unique integer cache id, company number and language (if the entity does not implement the language interface then a null is used).</text:p>
        </text:list-item>
        <text:list-item>
          <text:p text:style-name="P12">The cache id is 'looked up' from the cache controller's cache table (the table has two columns: the entities fully qualified class name and unique integer id). Note client calls to the server will receive the cache id along with the entity (or list). The client will use the cache id to communicate to the server cache controller.</text:p>
        </text:list-item>
        <text:list-item>
          <text:p text:style-name="P12">A first time entity passed to the cache controller will be assigned a unique cache id.</text:p>
        </text:list-item>
        <text:list-item>
          <text:p text:style-name="P12">When the cache controller is notified of entity changes (ie either creates, updates or deletes) the cache entity is removed from the cache. </text:p>
        </text:list-item>
        <text:list-item>
          <text:p text:style-name="P12">To retrieve a cache entity the calling method must pass in the entity class, company number and language.</text:p>
        </text:list-item>
        <text:list-item>
          <text:p text:style-name="P12">The usual 'put' and 'get' calls to the cache controller are via filter / interceptor that sits between the Rest calls and the service. Nether of these objects are aware of the cache controller.</text:p>
        </text:list-item>
        <text:list-item>
          <text:p text:style-name="P12"><text:span text:style-name="T2">Internal server methods call what ???</text:span> These calls should also be unaware of the cache controller.</text:p>
        </text:list-item>
      </text:list>
      <text:list xml:id="list29574067" text:continue-list="list29553744" text:style-name="L7">
        <text:list-header>
          <text:p text:style-name="P6"/>
        </text:list-header>
        <text:list-item>
          <text:p text:style-name="P6"><text:soft-page-break/>Client Cache:<text:line-break/>The cache is important for performance. </text:p>
        </text:list-item>
      </text:list>
      <text:list xml:id="list29549650" text:continue-list="list4540176436060754871" text:style-name="L13">
        <text:list-item>
          <text:p text:style-name="P12">Caching of single objects and lists is done. The server response will indicate to the client if the object can be cached. </text:p>
        </text:list-item>
        <text:list-item>
          <text:p text:style-name="P12">There is a cache controller. The server response contains the entities cache id along with the server timestamp and a time to live in the cache. Note non-cacheable entities will also be store in the controller along with a zero time to live value. </text:p>
        </text:list-item>
        <text:list-item>
          <text:p text:style-name="P12">The controller is only accessed via client service methods. If an entity is requested from the cache (and it is currently stored), the controller checks the time to live. If the time to live is exceeded then the calling method is informed. This may or may not be important, as the entity may be used in a look up only. It is up to the calling method to take appropriate action. <text:s/></text:p>
        </text:list-item>
      </text:list>
      <text:list xml:id="list29555536" text:continue-list="list29574067" text:style-name="L7">
        <text:list-header>
          <text:p text:style-name="P6"/>
        </text:list-header>
        <text:list-item>
          <text:p text:style-name="P6">Interfaces:</text:p>
        </text:list-item>
      </text:list>
      <text:list xml:id="list29563961" text:continue-list="list29549650" text:style-name="L13">
        <text:list-item>
          <text:p text:style-name="P12">EntitySortI: entity implements get and set Sort methods along with top (first pos), up (next pos up), down (next pos down), bottom (last pos), fixed (given by user, other positions adjusted).</text:p>
        </text:list-item>
        <text:list-item>
          <text:p text:style-name="P12">EntityCodeI: entity implements get and set Code methods. Code is unique within a company number.</text:p>
        </text:list-item>
        <text:list-item>
          <text:p text:style-name="P12">EntityNumberI: entity implements get and set Number methods. Number is unique within either the parent entity or within a company number.</text:p>
        </text:list-item>
        <text:list-item>
          <text:p text:style-name="P12">workflow: entity contains a workflow status (ie where it is in workflow chain).</text:p>
        </text:list-item>
        <text:list-item>
          <text:p text:style-name="P12">multi-language: save, load functions.</text:p>
        </text:list-item>
        <text:list-item>
          <text:p text:style-name="P12">validation: authorization chain for a transaction.</text:p>
        </text:list-item>
        <text:list-item>
          <text:p text:style-name="P12">export: entity can be exported to xml, json, csv, pdf or spreadsheet. </text:p>
        </text:list-item>
        <text:list-item>
          <text:p text:style-name="P12">import: entity can be imported from xml, json, csv, pdf or spreadsheet. <text:s/></text:p>
        </text:list-item>
        <text:list-item>
          <text:p text:style-name="P12">watch: changes to an entity status can trigger task (eg customer exceeds warning credit limit and is now on hold and requires authorization to release for each order).</text:p>
        </text:list-item>
        <text:list-item>
          <text:p text:style-name="P12">task: entity can have a task assigned (eg batch run to report on various metrics).</text:p>
        </text:list-item>
      </text:list>
      <text:p text:style-name="Standard"/>
      <text:p text:style-name="Standard"/>
      <text:p text:style-name="Standard">Server side subsystems:</text:p>
      <text:p text:style-name="Standard">Subsystems are distinct modules within the server code. They are loosely coupled with other modules and can be easily swapped with customized modules.</text:p>
      <text:list xml:id="list1189451724377159755" text:style-name="L14">
        <text:list-item>
          <text:p text:style-name="P13">Cache.</text:p>
        </text:list-item>
        <text:list-item>
          <text:p text:style-name="P13">Pdf generation. </text:p>
        </text:list-item>
      </text:list>
      <text:p text:style-name="Standard"/>
      <text:p text:style-name="Standard"/>
      <text:p text:style-name="Standard"/>
      <text:p text:style-name="Standard"/>
      <text:p text:style-name="Standard">Server Configuration:</text:p>
      <text:list xml:id="list8375531875044818457" text:style-name="L15">
        <text:list-item>
          <text:p text:style-name="P14">External parameters file. Read via a singleton class. Must be company number configuration (eg parameter name + '.' + nr (no number is default).<text:line-break/></text:p>
        </text:list-item>
        <text:list-item>
          <text:p text:style-name="P14">Audit log. Implemented via filter / interceptor so that programmers don't need to add it to business logic. Entities to implement 'getLogMessage()' that returns snapshot of changes. Note that it maybe advantages for client to record changes at field level and pass these back to server. Format: timestamp, user ip, user id, entity, CRUD, changes. Logging to be at company nr level.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Stewart</meta:initial-creator>
    <meta:creation-date>2013-11-08T07:54:23</meta:creation-date>
    <dc:date>2013-11-28T09:41:02.58</dc:date>
    <dc:creator>John Stewart</dc:creator>
    <meta:editing-duration>PT8H25M39S</meta:editing-duration>
    <meta:editing-cycles>89</meta:editing-cycles>
    <meta:generator>OpenOffice/4.0.1$Win32 OpenOffice.org_project/401m5$Build-9714</meta:generator>
    <meta:document-statistic meta:table-count="0" meta:image-count="0" meta:object-count="0" meta:page-count="5" meta:paragraph-count="128" meta:word-count="2105" meta:character-count="12611"/>
  </office:meta>
</office:document-meta>
</file>